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ebf" officeooo:paragraph-rsid="00010e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very.fstab</text:p>
      <text:p text:style-name="P1">boot <text:s text:c="6"/><text:tab/><text:tab/><text:tab/><text:tab/> <text:s/>/boot <text:s text:c="6"/>emmc <text:s text:c="5"/>defaults <text:s text:c="7"/>defaults</text:p>
      <text:p text:style-name="P1">/dev/block/mmcblk0p2 <text:s text:c="5"/>/cache <text:s text:c="5"/>ext4 <text:s text:c="5"/>defaults <text:s text:c="7"/>defaults</text:p>
      <text:p text:style-name="P1">/dev/block/mmcblk0p3 <text:s text:c="5"/>/data <text:s text:c="6"/>ext4 <text:s text:c="5"/>defaults <text:s text:c="7"/>defaults</text:p>
      <text:p text:style-name="P1">misc <text:s text:c="5"/><text:tab/><text:tab/><text:tab/><text:tab/> <text:s/>/misc <text:s text:c="6"/>emmc <text:s text:c="5"/>defaults <text:s text:c="7"/>defaults</text:p>
      <text:p text:style-name="P1">recovery <text:s/><text:tab/><text:tab/><text:tab/><text:tab/> <text:s/>/recovery <text:s text:c="2"/>emmc <text:s text:c="5"/>defaults <text:s text:c="7"/>defaults</text:p>
      <text:p text:style-name="P1">/dev/block/mmcblk0p4 <text:s text:c="5"/>/sdcard <text:s text:c="4"/>vfat <text:s text:c="5"/>defaults <text:s text:c="7"/>defaults</text:p>
      <text:p text:style-name="P1">/dev/block/mmcblk0p6 <text:s text:c="5"/>/system <text:s text:c="4"/>ext4 <text:s text:c="5"/>defaults <text:s text:c="7"/>defaults</text:p>
      <text:p text:style-name="P1"/>
      <text:p text:style-name="P1"/>
      <text:p text:style-name="P1">factory.init.rc</text:p>
      <text:p text:style-name="P1">on fs</text:p>
      <text:p text:style-name="P1"><text:s text:c="4"/>write /proc/bootprof "INIT:Mount_START"</text:p>
      <text:p text:style-name="P1"><text:s text:c="4"/>mount_all /fstab.mt8127</text:p>
      <text:p text:style-name="P1"><text:tab/><text:tab/></text:p>
      <text:p text:style-name="P1"><text:s text:c="4"/>#change partition permissions</text:p>
      <text:p text:style-name="P1"><text:s text:c="4"/>exec /system/bin/chmod 0640 /dev/block/platform/mtk-msdc.0/by-name/boot</text:p>
      <text:p text:style-name="P1"><text:s text:c="4"/>exec /system/bin/chown root:system /dev/block/platform/mtk-msdc.0/by-name/boot</text:p>
      <text:p text:style-name="P1"><text:s text:c="4"/>exec /system/bin/chmod 0640 /dev/block/platform/mtk-msdc.0/by-name/recovery</text:p>
      <text:p text:style-name="P1"><text:s text:c="4"/>exec /system/bin/chown root:system /dev/block/platform/mtk-msdc.0/by-name/recovery</text:p>
      <text:p text:style-name="P1"><text:s text:c="4"/>exec /system/bin/chmod 0640 /dev/block/platform/mtk-msdc.0/by-name/secro</text:p>
      <text:p text:style-name="P1"><text:s text:c="4"/>exec /system/bin/chown root:system /dev/block/platform/mtk-msdc.0/by-name/secro</text:p>
      <text:p text:style-name="P1"><text:s text:c="4"/>exec /system/bin/chmod 0660 /dev/block/platform/mtk-msdc.0/by-name/seccfg</text:p>
      <text:p text:style-name="P1"><text:s text:c="4"/>exec /system/bin/chown root:system /dev/block/platform/mtk-msdc.0/by-name/seccfg</text:p>
      <text:p text:style-name="P1"><text:s text:c="4"/>exec /system/bin/chmod 0660 /dev/block/platform/mtk-msdc.0/by-name/proinfo</text:p>
      <text:p text:style-name="P1"><text:s text:c="4"/>exec /system/bin/chown root:system /dev/block/platform/mtk-msdc.0/by-name/proinfo</text:p>
      <text:p text:style-name="P1"><text:s text:c="4"/>exec /system/bin/chmod 0660 /dev/block/platform/mtk-msdc.0/by-name/otp</text:p>
      <text:p text:style-name="P1"><text:s text:c="4"/>exec /system/bin/chown root:system /dev/block/platform/mtk-msdc.0/by-name/otp</text:p>
      <text:p text:style-name="P1"><text:s text:c="4"/>exec /system/bin/chmod 0660 /dev/block/platform/mtk-msdc.0/by-name/nvram</text:p>
      <text:p text:style-name="P1"><text:s text:c="4"/>exec /system/bin/chown root:system /dev/block/platform/mtk-msdc.0/by-name/nvram</text:p>
      <text:p text:style-name="P1"><text:s text:c="4"/>exec /system/bin/chmod 0660 /dev/block/platform/mtk-msdc.0/by-name/para</text:p>
      <text:p text:style-name="P1"><text:s text:c="4"/>exec /system/bin/chown root:system /dev/block/platform/mtk-msdc.0/by-name/para</text:p>
      <text:p text:style-name="P1"><text:s text:c="4"/>exec /system/bin/chmod 0660 /dev/block/platform/mtk-msdc.0/by-name/logo</text:p>
      <text:p text:style-name="P1"><text:s text:c="4"/>exec /system/bin/chown root:system /dev/block/platform/mtk-msdc.0/by-name/logo<text:tab/><text:tab/><text:tab/></text:p>
      <text:p text:style-name="P1"><text:s text:c="4"/>exec /system/bin/chown root:system /dev/block/platform/mtk-msdc.0/by-name/para<text:tab/> <text:s text:c="12"/>write /proc/bootprof "INIT:Mount_END"</text:p>
      <text:p text:style-name="P1"/>
      <text:p text:style-name="P1"/>
      <text:p text:style-name="P1">fstab.8127.rc</text:p>
      <text:p text:style-name="P1"># Android fstab file.</text:p>
      <text:p text:style-name="P1">#&lt;src&gt; <text:s text:c="10"/>&lt;mnt_point&gt; <text:s text:c="8"/>&lt;type&gt; <text:s text:c="3"/>&lt;mnt_flags and options&gt; <text:s text:c="16"/>&lt;fs_mgr_flags&gt;</text:p>
      <text:p text:style-name="P1"># The filesystem that contains the filesystem checker binary (typically /system) cannot</text:p>
      <text:p text:style-name="P1"># specify MF_CHECK, and must come before any filesystems that do specify MF_CHECK</text:p>
      <text:p text:style-name="P1">/emmc@android <text:s text:c="4"/>/system <text:s text:c="12"/>ext4 <text:s text:c="5"/>ro <text:s text:c="57"/>wait</text:p>
      <text:p text:style-name="P1">/emmc@usrdata <text:s text:c="4"/>/data <text:s text:c="14"/>ext4 <text:s text:c="5"/>noatime,nosuid,nodev,noauto_da_alloc,discard <text:s text:c="15"/>wait,check,resize,encryptable=footer</text:p>
      <text:p text:style-name="P1">/emmc@cache <text:s text:c="6"/>/cache <text:s text:c="13"/>ext4 <text:s text:c="5"/>noatime,nosuid,nodev,noauto_da_alloc,discard <text:s text:c="15"/>wait,check</text:p>
      <text:p text:style-name="P1">/devices/platform/mtk-msdc.0/mmc_host <text:s text:c="2"/>auto <text:s text:c="5"/>vfat <text:s text:c="5"/>defaults <text:s text:c="7"/>voldmanaged=sdcard0:emmc@fat,noemulatedsd</text:p>
      <text:p text:style-name="P1">/devices/platform/mtk-msdc.1/mmc_host <text:s text:c="2"/>auto <text:s text:c="5"/>vfat <text:s text:c="5"/>defaults <text:s text:c="7"/>voldmanaged=sdcard1:auto</text:p>
      <text:p text:style-name="P1">/devices/platform/mt_usb <text:s text:c="15"/>auto <text:s text:c="5"/>vfat <text:s text:c="5"/>defaults <text:s text:c="7"/>voldmanaged=usbotg:auto</text:p>
      <text:p text:style-name="P1"><text:soft-page-break/>fstab.rc</text:p>
      <text:p text:style-name="P1"># Android fstab file.</text:p>
      <text:p text:style-name="P1">#&lt;src&gt; <text:s text:c="10"/>&lt;mnt_point&gt; <text:s text:c="8"/>&lt;type&gt; <text:s text:c="3"/>&lt;mnt_flags and options&gt; <text:s text:c="16"/>&lt;fs_mgr_flags&gt;</text:p>
      <text:p text:style-name="P1"># The filesystem that contains the filesystem checker binary (typically /system) cannot</text:p>
      <text:p text:style-name="P1"># specify MF_CHECK, and must come before any filesystems that do specify MF_CHECK</text:p>
      <text:p text:style-name="P1">/emmc@android <text:s text:c="4"/>/system <text:s text:c="12"/>ext4 <text:s text:c="5"/>ro <text:s text:c="57"/>wait</text:p>
      <text:p text:style-name="P1">/emmc@usrdata <text:s text:c="4"/>/data <text:s text:c="14"/>ext4 <text:s text:c="5"/>noatime,nosuid,nodev,noauto_da_alloc,discard <text:s text:c="15"/>wait,check,resize,encryptable=footer</text:p>
      <text:p text:style-name="P1">/emmc@cache <text:s text:c="6"/>/cache <text:s text:c="13"/>ext4 <text:s text:c="5"/>noatime,nosuid,nodev,noauto_da_alloc,discard <text:s text:c="15"/>wait,check</text:p>
      <text:p text:style-name="P1">/devices/platform/mtk-msdc.0/mmc_host <text:s text:c="2"/>auto <text:s text:c="5"/>vfat <text:s text:c="5"/>defaults <text:s text:c="7"/>voldmanaged=sdcard0:emmc@fat,noemulatedsd</text:p>
      <text:p text:style-name="P1">/devices/platform/mtk-msdc.1/mmc_host <text:s text:c="2"/>auto <text:s text:c="5"/>vfat <text:s text:c="5"/>defaults <text:s text:c="7"/>voldmanaged=sdcard1:auto</text:p>
      <text:p text:style-name="P1">/devices/platform/mt_usb <text:s text:c="15"/>auto <text:s text:c="5"/>vfat <text:s text:c="5"/>defaults <text:s text:c="7"/>voldmanaged=usbotg:a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00:46:08.109129170</meta:creation-date>
    <dc:date>2016-07-03T18:21:40.374697229</dc:date>
    <meta:editing-duration>PT17H25M22S</meta:editing-duration>
    <meta:editing-cycles>1</meta:editing-cycles>
    <meta:document-statistic meta:table-count="0" meta:image-count="0" meta:object-count="0" meta:page-count="2" meta:paragraph-count="55" meta:word-count="260" meta:character-count="4164" meta:non-whitespace-character-count="3161"/>
    <meta:generator>LibreOffice/5.1.4.2$Linux_X86_64 LibreOffice_project/10m0$Build-2</meta:generator>
  </office:meta>
</office:document-meta>
</file>